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8757in" style:rel-column-width="7649*"/>
    </style:style>
    <style:style style:name="Table1.B" style:family="table-column">
      <style:table-column-properties style:column-width="0.9479in" style:rel-column-width="8280*"/>
    </style:style>
    <style:style style:name="Table1.C" style:family="table-column">
      <style:table-column-properties style:column-width="5.6771in" style:rel-column-width="496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1.4333in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8757in" style:rel-column-width="7649*"/>
    </style:style>
    <style:style style:name="Table2.B" style:family="table-column">
      <style:table-column-properties style:column-width="0.9479in" style:rel-column-width="8280*"/>
    </style:style>
    <style:style style:name="Table2.C" style:family="table-column">
      <style:table-column-properties style:column-width="5.6771in" style:rel-column-width="4960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text:number-lines="false" text:line-number="0"/>
      <style:text-properties officeooo:rsid="00107bfa" officeooo:paragraph-rsid="00107bfa"/>
    </style:style>
    <style:style style:name="P2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107bfa" officeooo:paragraph-rsid="00107bfa"/>
    </style:style>
    <style:style style:name="P3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107bfa" officeooo:paragraph-rsid="00127260"/>
    </style:style>
    <style:style style:name="P4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107bfa" officeooo:paragraph-rsid="00133256"/>
    </style:style>
    <style:style style:name="P5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0f31b1" officeooo:paragraph-rsid="00107bfa"/>
    </style:style>
    <style:style style:name="P6" style:family="paragraph" style:parent-style-name="Text_20_body">
      <style:text-properties officeooo:rsid="000eb11a" officeooo:paragraph-rsid="000eb11a"/>
    </style:style>
    <style:style style:name="P7" style:family="paragraph" style:parent-style-name="Table_20_Contents">
      <style:text-properties officeooo:rsid="000de2b1" officeooo:paragraph-rsid="000de2b1"/>
    </style:style>
    <style:style style:name="P8" style:family="paragraph" style:parent-style-name="Table_20_Contents">
      <style:text-properties officeooo:rsid="000de2b1" officeooo:paragraph-rsid="000e7c2e"/>
    </style:style>
    <style:style style:name="P9" style:family="paragraph" style:parent-style-name="Table_20_Contents">
      <style:text-properties fo:font-weight="bold" officeooo:rsid="000de2b1" officeooo:paragraph-rsid="000de2b1" style:font-weight-asian="bold" style:font-weight-complex="bold"/>
    </style:style>
    <style:style style:name="P10" style:family="paragraph" style:parent-style-name="Table_20_Contents">
      <style:text-properties officeooo:rsid="000e2ae2" officeooo:paragraph-rsid="000e2ae2"/>
    </style:style>
    <style:style style:name="P11" style:family="paragraph" style:parent-style-name="Table_20_Contents" style:master-page-name="">
      <style:paragraph-properties fo:margin-left="0.5in" fo:margin-right="0in" fo:text-indent="0in" style:auto-text-indent="false" style:page-number="auto" text:number-lines="false" text:line-number="0"/>
      <style:text-properties officeooo:rsid="000de2b1" officeooo:paragraph-rsid="000eb11a"/>
    </style:style>
    <style:style style:name="P12" style:family="paragraph" style:parent-style-name="Table_20_Contents" style:master-page-name="">
      <style:paragraph-properties fo:margin-left="0.5in" fo:margin-right="0in" fo:text-indent="0in" style:auto-text-indent="false" style:page-number="auto" text:number-lines="false" text:line-number="0"/>
      <style:text-properties officeooo:rsid="00107bfa" officeooo:paragraph-rsid="00107bfa"/>
    </style:style>
    <style:style style:name="P13" style:family="paragraph" style:parent-style-name="Table_20_Contents">
      <style:paragraph-properties fo:margin-left="0.5in" fo:margin-right="0in" fo:text-indent="0in" style:auto-text-indent="false" text:number-lines="false" text:line-number="0"/>
      <style:text-properties officeooo:rsid="00107bfa" officeooo:paragraph-rsid="00107bfa"/>
    </style:style>
    <style:style style:name="P14" style:family="paragraph" style:parent-style-name="Table_20_Contents" style:list-style-name="L1">
      <style:text-properties officeooo:paragraph-rsid="000de2b1"/>
    </style:style>
    <style:style style:name="P15" style:family="paragraph" style:parent-style-name="Table_20_Contents" style:list-style-name="L1">
      <style:text-properties officeooo:paragraph-rsid="000e7c2e"/>
    </style:style>
    <style:style style:name="P16" style:family="paragraph" style:parent-style-name="Table_20_Contents" style:list-style-name="L1">
      <style:text-properties officeooo:rsid="000de2b1" officeooo:paragraph-rsid="000de2b1"/>
    </style:style>
    <style:style style:name="P17" style:family="paragraph" style:parent-style-name="Table_20_Contents" style:list-style-name="L1">
      <style:text-properties officeooo:rsid="000de2b1" officeooo:paragraph-rsid="000e7c2e"/>
    </style:style>
    <style:style style:name="P18" style:family="paragraph" style:parent-style-name="Table_20_Contents" style:list-style-name="L1">
      <style:text-properties officeooo:rsid="000e2ae2" officeooo:paragraph-rsid="000e2ae2"/>
    </style:style>
    <style:style style:name="P19" style:family="paragraph" style:parent-style-name="Table_20_Contents" style:list-style-name="L1">
      <style:text-properties officeooo:rsid="000e7c2e" officeooo:paragraph-rsid="000e7c2e"/>
    </style:style>
    <style:style style:name="P20" style:family="paragraph" style:parent-style-name="Table_20_Contents">
      <style:text-properties officeooo:rsid="001a94f7" officeooo:paragraph-rsid="001a94f7"/>
    </style:style>
    <style:style style:name="P21" style:family="paragraph" style:parent-style-name="Table_20_Contents" style:list-style-name="L3">
      <style:text-properties officeooo:rsid="001a94f7" officeooo:paragraph-rsid="001a94f7"/>
    </style:style>
    <style:style style:name="P22" style:family="paragraph" style:parent-style-name="Table_20_Contents" style:list-style-name="L1">
      <style:text-properties officeooo:rsid="001a94f7" officeooo:paragraph-rsid="001a94f7"/>
    </style:style>
    <style:style style:name="P23" style:family="paragraph" style:parent-style-name="Table_20_Contents">
      <style:text-properties fo:font-weight="bold" officeooo:rsid="000de2b1" officeooo:paragraph-rsid="000de2b1" style:font-weight-asian="bold" style:font-weight-complex="bold"/>
    </style:style>
    <style:style style:name="P24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0f31b1" officeooo:paragraph-rsid="000f31b1"/>
    </style:style>
    <style:style style:name="P25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07bfa" officeooo:paragraph-rsid="00107bfa"/>
    </style:style>
    <style:style style:name="P26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07bfa" officeooo:paragraph-rsid="00127260"/>
    </style:style>
    <style:style style:name="P27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07bfa" officeooo:paragraph-rsid="00133256"/>
    </style:style>
    <style:style style:name="P28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07bfa" officeooo:paragraph-rsid="0015a6ca"/>
    </style:style>
    <style:style style:name="P29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27260" officeooo:paragraph-rsid="0015a6ca"/>
    </style:style>
    <style:style style:name="P30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0f31b1" officeooo:paragraph-rsid="000f31b1"/>
    </style:style>
    <style:style style:name="P31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0f31b1" officeooo:paragraph-rsid="00107bfa"/>
    </style:style>
    <style:style style:name="P32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107bfa" officeooo:paragraph-rsid="00107bfa"/>
    </style:style>
    <style:style style:name="P33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107bfa" officeooo:paragraph-rsid="00127260"/>
    </style:style>
    <style:style style:name="P34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107bfa" officeooo:paragraph-rsid="00133256"/>
    </style:style>
    <style:style style:name="P35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107bfa" officeooo:paragraph-rsid="0015a6ca"/>
    </style:style>
    <style:style style:name="P36" style:family="paragraph" style:parent-style-name="Table_20_Contents" style:list-style-name="L1">
      <style:paragraph-properties fo:margin-left="0.75in" fo:margin-right="0in" fo:text-indent="0in" style:auto-text-indent="false" text:number-lines="false" text:line-number="0"/>
      <style:text-properties officeooo:rsid="00107bfa" officeooo:paragraph-rsid="001aa2b6"/>
    </style:style>
    <style:style style:name="P37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paragraph-rsid="001aa2b6"/>
    </style:style>
    <style:style style:name="P38" style:family="paragraph" style:parent-style-name="Table_20_Contents" style:list-style-name="L1" style:master-page-name="">
      <style:paragraph-properties fo:margin-left="0.75in" fo:margin-right="0in" fo:text-indent="0in" style:auto-text-indent="false" style:page-number="auto" text:number-lines="false" text:line-number="0"/>
      <style:text-properties officeooo:rsid="001aa2b6" officeooo:paragraph-rsid="001aa2b6"/>
    </style:style>
    <style:style style:name="P39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107bfa" officeooo:paragraph-rsid="00107bfa"/>
    </style:style>
    <style:style style:name="P40" style:family="paragraph" style:parent-style-name="Table_20_Contents">
      <style:paragraph-properties fo:margin-left="0in" fo:margin-right="0in" fo:text-indent="0in" style:auto-text-indent="false" text:number-lines="false" text:line-number="0"/>
      <style:text-properties officeooo:rsid="00107bfa" officeooo:paragraph-rsid="001aa2b6"/>
    </style:style>
    <style:style style:name="T1" style:family="text">
      <style:text-properties officeooo:rsid="000e2ae2"/>
    </style:style>
    <style:style style:name="T2" style:family="text">
      <style:text-properties officeooo:rsid="000e7c2e"/>
    </style:style>
    <style:style style:name="T3" style:family="text">
      <style:text-properties officeooo:rsid="000f31b1"/>
    </style:style>
    <style:style style:name="T4" style:family="text">
      <style:text-properties officeooo:rsid="00127260"/>
    </style:style>
    <style:style style:name="T5" style:family="text">
      <style:text-properties officeooo:rsid="00133256"/>
    </style:style>
    <style:style style:name="T6" style:family="text">
      <style:text-properties officeooo:rsid="0014f31c"/>
    </style:style>
    <style:style style:name="T7" style:family="text">
      <style:text-properties officeooo:rsid="0015a6ca"/>
    </style:style>
    <style:style style:name="T8" style:family="text">
      <style:text-properties officeooo:rsid="001a94f7"/>
    </style:style>
    <text:list-style style:name="L1">
      <text:list-level-style-number text:level="1" text:style-name="Numbering_20_Symbols" style:num-prefix="T" style:num-suffix="." style:num-format="1" text:start-value="0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TCH <text:span text:style-name="T4">INST</text:span>:</text:p>
      <text:p text:style-name="P11">IF <text:span text:style-name="T3">F'R'</text:span></text:p>
      <text:list xml:id="list6384639477209098997" text:style-name="L1">
        <text:list-item>
          <text:p text:style-name="P24">MAR ← PC</text:p>
        </text:list-item>
        <text:list-item>
          <text:p text:style-name="P30">MBR ← RAM[MAR], PC ← PC + 1</text:p>
        </text:list-item>
        <text:list-item>
          <text:p text:style-name="P31">INST ← MBR</text:p>
        </text:list-item>
        <text:list-item>
          <text:p text:style-name="P32">F ← 0, R ← 1</text:p>
        </text:list-item>
      </text:list>
      <text:p text:style-name="P5"/>
      <text:p text:style-name="P2"><text:span text:style-name="T4">FETCH DATA</text:span>:</text:p>
      <text:p text:style-name="P2"><text:tab/>// <text:span text:style-name="T5">Direct-Direct</text:span></text:p>
      <text:p text:style-name="P2"><text:tab/>IF F'RA'M' &amp;&amp; MODE'</text:p>
      <text:list xml:id="list212215057165722" text:continue-list="list6384639477209098997" text:style-name="L1">
        <text:list-item text:start-value="0">
          <text:p text:style-name="P25">MAR ← IR[OPR1]</text:p>
        </text:list-item>
        <text:list-item>
          <text:p text:style-name="P32">MBR ← MAR</text:p>
        </text:list-item>
        <text:list-item>
          <text:p text:style-name="P32">OPR1 ← MBR</text:p>
        </text:list-item>
        <text:list-item>
          <text:p text:style-name="P32">F ← 0, R ← 1, Mode ← 1</text:p>
        </text:list-item>
      </text:list>
      <text:p text:style-name="P1"><text:tab/>IF F'RA'M' &amp;&amp; MODE</text:p>
      <text:list xml:id="list212215057162571" text:continue-list="list212215057165722" text:style-name="L1">
        <text:list-item text:start-value="0">
          <text:p text:style-name="P25">MAR ← IR[OPR2]</text:p>
        </text:list-item>
        <text:list-item>
          <text:p text:style-name="P32">MBR ← MAR</text:p>
        </text:list-item>
        <text:list-item>
          <text:p text:style-name="P32">OPR2 ← MBR</text:p>
        </text:list-item>
        <text:list-item>
          <text:p text:style-name="P32">F ← 1, R ← 0</text:p>
        </text:list-item>
      </text:list>
      <text:p text:style-name="P2"/>
      <text:p text:style-name="P2"><text:tab/>//<text:span text:style-name="T5">Direct-Register</text:span></text:p>
      <text:p text:style-name="P12">IF F'RA'M</text:p>
      <text:list xml:id="list212215057181707" text:continue-list="list212215057162571" text:style-name="L1">
        <text:list-item text:start-value="0">
          <text:p text:style-name="P26">MAR ← IR[OPR<text:span text:style-name="T4">1</text:span>], <text:span text:style-name="T4">OPR2 ← REG[OPR2]</text:span></text:p>
        </text:list-item>
        <text:list-item>
          <text:p text:style-name="P33">MBR ← MAR</text:p>
        </text:list-item>
        <text:list-item>
          <text:p text:style-name="P33">OPR<text:span text:style-name="T4">1</text:span> ← MBR</text:p>
        </text:list-item>
        <text:list-item>
          <text:p text:style-name="P33">F ← 1, R ← 0</text:p>
        </text:list-item>
      </text:list>
      <text:p text:style-name="P3"/>
      <text:p text:style-name="P3"><text:tab/>//<text:span text:style-name="T5">Indirect-Register</text:span></text:p>
      <text:p text:style-name="P13">IF F'RAM' <text:span text:style-name="T5">&amp;&amp; MODE'</text:span></text:p>
      <text:list xml:id="list212215057178562" text:continue-list="list212215057181707" text:style-name="L1">
        <text:list-item text:start-value="0">
          <text:p text:style-name="P27">MAR ← IR[OPR<text:span text:style-name="T4">1</text:span>], <text:span text:style-name="T4">OPR2 ← REG[OPR2]</text:span></text:p>
        </text:list-item>
        <text:list-item>
          <text:p text:style-name="P34">MBR ← MAR</text:p>
        </text:list-item>
        <text:list-item>
          <text:p text:style-name="P34">OPR<text:span text:style-name="T4">1</text:span> ← MBR</text:p>
        </text:list-item>
        <text:list-item>
          <text:p text:style-name="P34">F ← <text:span text:style-name="T5">0</text:span>, R ← <text:span text:style-name="T5">1</text:span>, <text:span text:style-name="T5">MODE ← 1</text:span></text:p>
        </text:list-item>
      </text:list>
      <text:p text:style-name="P4"><text:tab/><text:span text:style-name="T5">IF F'RAM' &amp;&amp; MODE</text:span></text:p>
      <text:list xml:id="list212215057152101" text:continue-list="list212215057178562" text:style-name="L1">
        <text:list-item text:start-value="0">
          <text:p text:style-name="P27">MAR ← <text:span text:style-name="T6">OPR1</text:span></text:p>
        </text:list-item>
        <text:list-item>
          <text:p text:style-name="P34">MBR ← MAR</text:p>
        </text:list-item>
        <text:list-item>
          <text:p text:style-name="P34">OPR<text:span text:style-name="T4">1</text:span> ← MBR</text:p>
        </text:list-item>
        <text:list-item>
          <text:p text:style-name="P34">F ← 1, R ← 0</text:p>
        </text:list-item>
      </text:list>
      <text:p text:style-name="P13"/>
      <text:p text:style-name="P13">//<text:span text:style-name="T7">Register-Register</text:span></text:p>
      <text:p text:style-name="P13">IF F'RAM</text:p>
      <text:list xml:id="list212215057171478" text:continue-list="list212215057152101" text:style-name="L1">
        <text:list-item text:start-value="0">
          <text:p text:style-name="P28"><text:span text:style-name="T7">OPR1</text:span>← <text:span text:style-name="T7">REG</text:span>[OPR<text:span text:style-name="T4">1</text:span>]</text:p>
        </text:list-item>
        <text:list-item text:start-value="0">
          <text:p text:style-name="P29">OPR2 ← REG[OPR2]</text:p>
        </text:list-item>
        <text:list-item>
          <text:p text:style-name="P35"/>
        </text:list-item>
        <text:list-item>
          <text:p text:style-name="P35">F ← 1, R ← 0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CEUT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OPCODE</text:p>
          </table:table-cell>
          <table:table-cell table:style-name="Table1.A1" office:value-type="string">
            <text:p text:style-name="P9">INST</text:p>
          </table:table-cell>
          <table:table-cell table:style-name="Table1.C1" office:value-type="string">
            <text:p text:style-name="P9">CODE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20">NOP</text:p>
          </table:table-cell>
          <table:table-cell table:style-name="Table1.C2" office:value-type="string">
            <text:list xml:id="list212215150157477" text:continue-list="list212215057171478" text:style-name="L1">
              <text:list-item text:start-value="0"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F ← 0, R ← 0</text:p>
              </text:list-item>
            </text:list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ADD</text:p>
          </table:table-cell>
          <table:table-cell table:style-name="Table1.C2" office:value-type="string">
            <text:p text:style-name="P7">IF A'M'FR' &amp;&amp; OPCODE == 1</text:p>
            <text:list xml:id="list212215150163456" text:continue-list="list212215150157477" text:style-name="L1">
              <text:list-item text:start-value="0">
                <text:p text:style-name="P16">OPR2 == OPR1 +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SUB</text:p>
          </table:table-cell>
          <table:table-cell table:style-name="Table1.C2" office:value-type="string">
            <text:p text:style-name="P7">IF A'M'FR' &amp;&amp; OPCODE == 2</text:p>
            <text:list xml:id="list212215150177486" text:continue-list="list212215150163456" text:style-name="L1">
              <text:list-item text:start-value="0">
                <text:p text:style-name="P16">OPR2 == OPR1 -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MUL</text:p>
          </table:table-cell>
          <table:table-cell table:style-name="Table1.C2" office:value-type="string">
            <text:p text:style-name="P7">IF A'M'FR' &amp;&amp; OPCODE == 3</text:p>
            <text:list xml:id="list212215166153145" text:continue-list="list212215150177486" text:style-name="L1">
              <text:list-item text:start-value="0">
                <text:p text:style-name="P16">OPR2 == OPR1 *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DIV</text:p>
          </table:table-cell>
          <table:table-cell table:style-name="Table1.C2" office:value-type="string">
            <text:p text:style-name="P7">IF A'M'FR' &amp;&amp; OPCODE == 4</text:p>
            <text:list xml:id="list212215166176038" text:continue-list="list212215166153145" text:style-name="L1">
              <text:list-item text:start-value="0">
                <text:p text:style-name="P16">OPR2 == OPR1 /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MOD</text:p>
          </table:table-cell>
          <table:table-cell table:style-name="Table1.C2" office:value-type="string">
            <text:p text:style-name="P7">IF A'M'FR' &amp;&amp; OPCODE == 5</text:p>
            <text:list xml:id="list212215166166463" text:continue-list="list212215166176038" text:style-name="L1">
              <text:list-item text:start-value="0">
                <text:p text:style-name="P16">OPR2 == OPR1 %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 table:style-name="Table1.8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AND</text:p>
          </table:table-cell>
          <table:table-cell table:style-name="Table1.C2" office:value-type="string">
            <text:p text:style-name="P7">IF A'M'FR' &amp;&amp; OPCODE == 6</text:p>
            <text:list xml:id="list212215166177030" text:continue-list="list212215166166463" text:style-name="L1">
              <text:list-item text:start-value="0">
                <text:p text:style-name="P16">OPR2 == OPR1 &amp;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9">OPCODE</text:p>
            </table:table-cell>
            <table:table-cell table:style-name="Table2.A1" office:value-type="string">
              <text:p text:style-name="P9">INST</text:p>
            </table:table-cell>
            <table:table-cell table:style-name="Table2.C1" office:value-type="string">
              <text:p text:style-name="P9">CODE</text:p>
            </table:table-cell>
          </table:table-row>
        </table:table-header-rows>
        <table:table-row>
          <table:table-cell table:style-name="Table2.A2" office:value-type="string">
            <text:p text:style-name="P7">7</text:p>
          </table:table-cell>
          <table:table-cell table:style-name="Table2.A2" office:value-type="string">
            <text:p text:style-name="P7">OR</text:p>
          </table:table-cell>
          <table:table-cell table:style-name="Table2.C2" office:value-type="string">
            <text:p text:style-name="P7">IF A'M'FR' &amp;&amp; OPCODE == 7</text:p>
            <text:list xml:id="list212215166164718" text:continue-list="list212215166177030" text:style-name="L1">
              <text:list-item text:start-value="0">
                <text:p text:style-name="P16">OPR2 == OPR1 | OPR2</text:p>
              </text:list-item>
              <text:list-item>
                <text:p text:style-name="P16">MAR ← IR[OPR2]<text:line-break/>MBR ← OPR2</text:p>
              </text:list-item>
              <text:list-item>
                <text:p text:style-name="P16">RAM[MAR] ← MBR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7">8</text:p>
          </table:table-cell>
          <table:table-cell table:style-name="Table2.A2" office:value-type="string">
            <text:p text:style-name="P7">JMP</text:p>
          </table:table-cell>
          <table:table-cell table:style-name="Table2.C2" office:value-type="string">
            <text:p text:style-name="P7">IF A'M'FR' &amp;&amp; OPCODE == 8</text:p>
            <text:list xml:id="list212215166166829" text:continue-list="list212215166164718" text:style-name="L1">
              <text:list-item text:start-value="0">
                <text:p text:style-name="P18">PC ← OPR1</text:p>
              </text:list-item>
              <text:list-item>
                <text:p text:style-name="P16"/>
              </text:list-item>
              <text:list-item>
                <text:p text:style-name="P14"/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7">9</text:p>
          </table:table-cell>
          <table:table-cell table:style-name="Table2.A2" office:value-type="string">
            <text:p text:style-name="P7">ISZ</text:p>
          </table:table-cell>
          <table:table-cell table:style-name="Table2.C2" office:value-type="string">
            <text:p text:style-name="P7">IF A'M'FR' &amp;&amp; OPCODE == 9</text:p>
            <text:list xml:id="list212215166178549" text:continue-list="list212215166166829" text:style-name="L1">
              <text:list-item text:start-value="0">
                <text:p text:style-name="P16">OPR<text:span text:style-name="T1">1</text:span> == OPR1 + <text:span text:style-name="T1">1</text:span></text:p>
              </text:list-item>
              <text:list-item>
                <text:p text:style-name="P16">MAR ← IR[OPR<text:span text:style-name="T1">1</text:span>]<text:line-break/>MBR ← OPR<text:span text:style-name="T1">1</text:span></text:p>
              </text:list-item>
              <text:list-item>
                <text:p text:style-name="P16">RAM[MAR] ← MBR<text:line-break/>IF OPR1 == 0<text:line-break/> <text:s text:c="2"/>PC ← PC + 1</text:p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LOAD</text:p>
          </table:table-cell>
          <table:table-cell table:style-name="Table2.C2" office:value-type="string">
            <text:p text:style-name="P7">IF A'M'FR' &amp;&amp; OPCODE == 10</text:p>
            <text:list xml:id="list212215166168253" text:continue-list="list212215166178549" text:style-name="L1">
              <text:list-item text:start-value="0">
                <text:p text:style-name="P19">REG[OPR2] ← OPR1</text:p>
              </text:list-item>
              <text:list-item>
                <text:p text:style-name="P16"/>
              </text:list-item>
              <text:list-item>
                <text:p text:style-name="P14"/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LDI</text:p>
          </table:table-cell>
          <table:table-cell table:style-name="Table2.C2" office:value-type="string">
            <text:p text:style-name="P7">IF AMFR' &amp;&amp; OPCODE == 11</text:p>
            <text:list xml:id="list212215166166006" text:continue-list="list212215166168253" text:style-name="L1">
              <text:list-item text:start-value="0">
                <text:p text:style-name="P19">REG[OPR2] ← IR[OPR1]</text:p>
              </text:list-item>
              <text:list-item>
                <text:p text:style-name="P16"/>
              </text:list-item>
              <text:list-item>
                <text:p text:style-name="P14"/>
              </text:list-item>
              <text:list-item>
                <text:p text:style-name="P16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10">12</text:p>
          </table:table-cell>
          <table:table-cell table:style-name="Table2.A2" office:value-type="string">
            <text:p text:style-name="P10">STORE</text:p>
          </table:table-cell>
          <table:table-cell table:style-name="Table2.C2" office:value-type="string">
            <text:p text:style-name="P8">IF AMFR' &amp;&amp; OPCODE == 1<text:span text:style-name="T2">2</text:span></text:p>
            <text:list xml:id="list212215166164169" text:continue-list="list212215166166006" text:style-name="L1">
              <text:list-item text:start-value="0">
                <text:p text:style-name="P19">MAR ← IR[OPR1]<text:line-break/>MBR ← REG[OPR2]</text:p>
              </text:list-item>
              <text:list-item>
                <text:p text:style-name="P19">RAM[MAR] ← MBR</text:p>
              </text:list-item>
              <text:list-item>
                <text:p text:style-name="P15"/>
              </text:list-item>
              <text:list-item>
                <text:p text:style-name="P17">F ← 0<text:line-break/>R ← 0</text:p>
              </text:list-item>
            </text:list>
          </table:table-cell>
        </table:table-row>
        <table:table-row>
          <table:table-cell table:style-name="Table2.A2" office:value-type="string">
            <text:p text:style-name="P20">13</text:p>
          </table:table-cell>
          <table:table-cell table:style-name="Table2.A2" office:value-type="string">
            <text:p text:style-name="P20">EXIT</text:p>
          </table:table-cell>
          <table:table-cell table:style-name="Table2.C2" office:value-type="string">
            <text:p text:style-name="P20">IF AMFR' &amp;&amp; OPCODE == 13</text:p>
            <text:list xml:id="list212215166175304" text:continue-list="list212215166164169" text:style-name="L1">
              <text:list-item text:start-value="0">
                <text:p text:style-name="P38">INTERRUPTFLAG = -1</text:p>
              </text:list-item>
              <text:list-item>
                <text:p text:style-name="P37"/>
              </text:list-item>
              <text:list-item>
                <text:p text:style-name="P36"/>
              </text:list-item>
              <text:list-item>
                <text:p text:style-name="P36">F ← 1, R ← 0</text:p>
              </text:list-item>
            </text:list>
            <text:p text:style-name="P40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1:31:04.128000000</meta:creation-date>
    <dc:date>2015-03-04T21:22:15.021000000</dc:date>
    <meta:editing-duration>PT51M35S</meta:editing-duration>
    <meta:editing-cycles>14</meta:editing-cycles>
    <meta:generator>LibreOffice/4.2.4.2$Windows_x86 LibreOffice_project/63150712c6d317d27ce2db16eb94c2f3d7b699f8</meta:generator>
    <meta:document-statistic meta:table-count="2" meta:image-count="0" meta:object-count="0" meta:page-count="4" meta:paragraph-count="145" meta:word-count="572" meta:character-count="2001" meta:non-whitespace-character-count="1633"/>
  </office:meta>
</office:document-meta>
</file>